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48.96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19.11pt"/>
    </style:style>
    <style:style style:name="co6" style:family="table-column">
      <style:table-column-properties fo:break-before="auto" style:column-width="99.04pt"/>
    </style:style>
    <style:style style:name="co7" style:family="table-column">
      <style:table-column-properties fo:break-before="auto" style:column-width="126.85pt"/>
    </style:style>
    <style:style style:name="co8" style:family="table-column">
      <style:table-column-properties fo:break-before="auto" style:column-width="134.31pt"/>
    </style:style>
    <style:style style:name="co9" style:family="table-column">
      <style:table-column-properties fo:break-before="auto" style:column-width="123.76pt"/>
    </style:style>
    <style:style style:name="co10" style:family="table-column">
      <style:table-column-properties fo:break-before="auto" style:column-width="151.54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133pt"/>
    </style:style>
    <style:style style:name="co13" style:family="table-column">
      <style:table-column-properties fo:break-before="auto" style:column-width="93.66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Mouser Alternative Part Number</text:p>
          </table:table-cell>
          <table:table-cell office:value-type="string" calcext:value-type="string">
            <text:p>Mouser Stock</text:p>
          </table:table-cell>
          <table:table-cell office:value-type="string" calcext:value-type="string">
            <text:p>Digikey Part Number</text:p>
          </table:table-cell>
          <table:table-cell office:value-type="string" calcext:value-type="string">
            <text:p>Digikey Stock</text:p>
          </table:table-cell>
          <table:table-cell office:value-type="string" calcext:value-type="string">
            <text:p>Seeedstudio Part Number </text:p>
          </table:table-cell>
          <table:table-cell office:value-type="string" calcext:value-type="string">
            <text:p>Seeedstudio Sto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7,U8,U19</text:p>
          </table:table-cell>
          <table:table-cell office:value-type="string" calcext:value-type="string">
            <text:p>QFN14(2X2MM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L-010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L0102-100RUCR</text:p>
          </table:table-cell>
          <table:table-cell office:value-type="string" calcext:value-type="string">
            <text:p>Digital Potentiometer ICs Digital Potentiometer ICs 256 Taps Dual Ch Digital Pot</text:p>
          </table:table-cell>
          <table:table-cell office:value-type="string" calcext:value-type="string">
            <text:p>595-TPL0102-100RUCR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96-28379-1-ND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3,S2,S1</text:p>
          </table:table-cell>
          <table:table-cell office:value-type="string" calcext:value-type="string">
            <text:p>Alphasense_B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lphasense_B_Conector</text:p>
          </table:table-cell>
          <table:table-cell office:value-type="string" calcext:value-type="string">
            <text:p>Harwin</text:p>
          </table:table-cell>
          <table:table-cell office:value-type="string" calcext:value-type="string">
            <text:p>H3183-01</text:p>
          </table:table-cell>
          <table:table-cell office:value-type="string" calcext:value-type="string">
            <text:p>Circuit Board Hardware - PCB Circuit Board Hardware - PCB 1mm PC BOARD SOCKET TIN</text:p>
          </table:table-cell>
          <table:table-cell office:value-type="string" calcext:value-type="string">
            <text:p>855-H3183-01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952-1468-ND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2,U1,U3,U4,U9,U10,U11,U15,U21</text:p>
          </table:table-cell>
          <table:table-cell office:value-type="string" calcext:value-type="string">
            <text:p>MSOP-8_3x3mm_Pitch0.65m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A4528-1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A4528-1ARMZ</text:p>
          </table:table-cell>
          <table:table-cell office:value-type="string" calcext:value-type="string">
            <text:p>Precision Amplifiers Precision Amplifiers 5V Ultralow Noise Zero-Drift RRIO Dual</text:p>
          </table:table-cell>
          <table:table-cell office:value-type="string" calcext:value-type="string">
            <text:p>584-ADA4528-1ARMZ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ADA4528-1ARMZ-R7CT-ND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20,C1,C2,C7,C8,C9,C10,C19,C21,C22,C23,C24,C25,C34,C36,C38,C42,C44,C46,C48,C49,C52</text:p>
          </table:table-cell>
          <table:table-cell office:value-type="string" calcext:value-type="string">
            <text:p>C_06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6033C104K4T2A</text:p>
          </table:table-cell>
          <table:table-cell office:value-type="string" calcext:value-type="string">
            <text:p>Multilayer Ceramic Capacitors MLCC - SMD/SMT 25V .1uF X7R 0603 10% Tol</text:p>
          </table:table-cell>
          <table:table-cell office:value-type="string" calcext:value-type="string">
            <text:p>581-06033C104K4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6,U5,U12,U13,U16,U22</text:p>
          </table:table-cell>
          <table:table-cell office:value-type="string" calcext:value-type="string">
            <text:p>MSOP-8_3x3mm_Pitch0.65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A4528-2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A4528-2ARMZ</text:p>
          </table:table-cell>
          <table:table-cell office:value-type="string" calcext:value-type="string">
            <text:p>Precision Amplifiers Precision Amplifiers 18V LowPower RRIO Untrimmed CmosAmp</text:p>
          </table:table-cell>
          <table:table-cell office:value-type="string" calcext:value-type="string">
            <text:p>584-ADA4528-2ARMZ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ADA4528-2ARMZ-R7CT-ND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2,P1</text:p>
          </table:table-cell>
          <table:table-cell office:value-type="string" calcext:value-type="string">
            <text:p>HW4-SMD-2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Seedstudio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1125S-SMT-4P 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320110030" calcext:value-type="float">
            <text:p>32011003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3,C4,C5,C6,C28,C31</text:p>
          </table:table-cell>
          <table:table-cell office:value-type="string" calcext:value-type="string">
            <text:p>C_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n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603ZC223JAT2A</text:p>
          </table:table-cell>
          <table:table-cell office:value-type="string" calcext:value-type="string">
            <text:p>Multilayer Ceramic Capacitors MLCC - SMD/SMT Multilayer Ceramic Capacitors MLCC - SMD/SMT 10V .022uF X7R 0603 5% Tol</text:p>
          </table:table-cell>
          <table:table-cell office:value-type="string" calcext:value-type="string">
            <text:p>581-0603ZC223JAT2A</text:p>
          </table:table-cell>
          <table:table-cell office:value-type="string" calcext:value-type="string">
            <text:p>710-8850122060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603ZC223JAT2A-ND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1,C12,C26,C27,C39,C50</text:p>
          </table:table-cell>
          <table:table-cell office:value-type="string" calcext:value-type="string">
            <text:p>C_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603ZC224JAT2A</text:p>
          </table:table-cell>
          <table:table-cell office:value-type="string" calcext:value-type="string">
            <text:p>Multilayer Ceramic Capacitors MLCC - SMD/SMT Multilayer Ceramic Capacitors MLCC - SMD/SMT 10V .22uF X7R 0603 5% Tol</text:p>
          </table:table-cell>
          <table:table-cell office:value-type="string" calcext:value-type="string">
            <text:p>581-0603ZC224J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478-6035-1-ND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3,C14,C29,C30,C40,C53</text:p>
          </table:table-cell>
          <table:table-cell office:value-type="string" calcext:value-type="string">
            <text:p>C_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2µ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603ZC225KAT2A</text:p>
          </table:table-cell>
          <table:table-cell office:value-type="string" calcext:value-type="string">
            <text:p>Multilayer Ceramic Capacitors MLCC - SMD/SMT Multilayer Ceramic Capacitors MLCC - SMD/SMT 10V 2.2uF X7R 0603 10% Tol</text:p>
          </table:table-cell>
          <table:table-cell office:value-type="string" calcext:value-type="string">
            <text:p>581-0603ZC225KAT2A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5,C16,C32,C33,C41,C54</text:p>
          </table:table-cell>
          <table:table-cell office:value-type="string" calcext:value-type="string">
            <text:p>C_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8µ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1608X5R1A685K080AC</text:p>
          </table:table-cell>
          <table:table-cell office:value-type="string" calcext:value-type="string">
            <text:p>Multilayer Ceramic Capacitors MLCC - SMD/SMT Multilayer Ceramic Capacitors MLCC - SMD/SMT 0805 6.8uF 10volts X7R 10%</text:p>
          </table:table-cell>
          <table:table-cell office:value-type="string" calcext:value-type="string">
            <text:p>810-C2012X7R1A685K1C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445-14529-1-ND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17,C18,C35,C37,C43,C45,C55</text:p>
          </table:table-cell>
          <table:table-cell office:value-type="string" calcext:value-type="string">
            <text:p>C_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603ZC103JAT2A</text:p>
          </table:table-cell>
          <table:table-cell office:value-type="string" calcext:value-type="string">
            <text:p>Multilayer Ceramic Capacitors MLCC - SMD/SMT Multilayer Ceramic Capacitors MLCC - SMD/SMT 10V .01uF X7R 0603 5% Tol</text:p>
          </table:table-cell>
          <table:table-cell office:value-type="string" calcext:value-type="string">
            <text:p>581-0603ZC103J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0603ZC103JAT2A-ND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P_Tantalum_Case-A_EIA-3216-18_Re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µ Tan.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RJA106K010R1800</text:p>
          </table:table-cell>
          <table:table-cell office:value-type="string" calcext:value-type="string">
            <text:p>Tantalum Capacitors - Solid SMD Tantalum Capacitors - Solid SMD 10uF +/-10% 10V ESR=1800</text:p>
          </table:table-cell>
          <table:table-cell office:value-type="string" calcext:value-type="string">
            <text:p>581-TRJA106K010R1800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R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Z1005S121C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PZ1005S121C</text:p>
          </table:table-cell>
          <table:table-cell office:value-type="string" calcext:value-type="string">
            <text:p>Ferrite Beads Ferrite Beads 120ohms, 1.2A 0.09ohms</text:p>
          </table:table-cell>
          <table:table-cell office:value-type="string" calcext:value-type="string">
            <text:p>810-MPZ1005S121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1,R2,R3,R4,R15,R16,R27,R28,R29,R30,R37,R44</text:p>
          </table:table-cell>
          <table:table-cell office:value-type="string" calcext:value-type="string">
            <text:p>R_06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CT06030C1002FP500</text:p>
          </table:table-cell>
          <table:table-cell office:value-type="string" calcext:value-type="string">
            <text:p>Thin Film Resistors - SMD Thin Film Resistors - SMD .1W 10Kohms 1% 0603 50ppm Auto</text:p>
          </table:table-cell>
          <table:table-cell office:value-type="string" calcext:value-type="string">
            <text:p>594-MCT06030C1002FP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MCT0603-10.0K-CFCT-ND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5,R7,R17,R19,R31,R39</text:p>
          </table:table-cell>
          <table:table-cell office:value-type="string" calcext:value-type="string">
            <text:p>R_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0kΩ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CT06030C1503FP500</text:p>
          </table:table-cell>
          <table:table-cell office:value-type="string" calcext:value-type="string">
            <text:p>Thin Film Resistors - SMD Thin Film Resistors - SMD .1W 150Kohm 1% 0603 50ppm Auto</text:p>
          </table:table-cell>
          <table:table-cell office:value-type="string" calcext:value-type="string">
            <text:p>594-MCT06030C1503FP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MCT0603-150K-CFCT-ND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6,R8,R11,R13,R18,R20,R23,R25,R32,R34,R40,R42</text:p>
          </table:table-cell>
          <table:table-cell office:value-type="string" calcext:value-type="string">
            <text:p>R_06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6kΩ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CT06030C5601FP500</text:p>
          </table:table-cell>
          <table:table-cell office:value-type="string" calcext:value-type="string">
            <text:p>Thin Film Resistors - SMD Thin Film Resistors - SMD .1W 5.6Kohm 1% 0603 50ppm Auto</text:p>
          </table:table-cell>
          <table:table-cell office:value-type="string" calcext:value-type="string">
            <text:p>594-MCT06030C5601FP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MCT0603-5.60K-CFCT-ND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9,R10,R21,R22,R33,R41</text:p>
          </table:table-cell>
          <table:table-cell office:value-type="string" calcext:value-type="string">
            <text:p>R_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CT06030C1000FP500</text:p>
          </table:table-cell>
          <table:table-cell office:value-type="string" calcext:value-type="string">
            <text:p>Thin Film Resistors - SMD Thin Film Resistors - SMD .1W 100ohm 1% 0603 50ppm Auto</text:p>
          </table:table-cell>
          <table:table-cell office:value-type="string" calcext:value-type="string">
            <text:p>594-MCT06030C1000FP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MCT0603-100-CFCT-ND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12,R14,R24,R26,R35,R43</text:p>
          </table:table-cell>
          <table:table-cell office:value-type="string" calcext:value-type="string">
            <text:p>R_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kΩ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CT06030C1202FP500</text:p>
          </table:table-cell>
          <table:table-cell office:value-type="string" calcext:value-type="string">
            <text:p>Thin Film Resistors - SMD Thin Film Resistors - SMD .1W 12Kohm 1% 0603 50ppm Auto</text:p>
          </table:table-cell>
          <table:table-cell office:value-type="string" calcext:value-type="string">
            <text:p>594-MCT06030C1202FP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MCT0603-12.0K-CFCT-ND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TSSOP-14_4.4x5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3424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3424-E/ST</text:p>
          </table:table-cell>
          <table:table-cell office:value-type="string" calcext:value-type="string">
            <text:p>Analog to Digital Converters - ADC Analog to Digital Converters - ADC 18B delta-sigma ADC dual Ch 4sps</text:p>
          </table:table-cell>
          <table:table-cell office:value-type="string" calcext:value-type="string">
            <text:p>579-MCP3424-E/S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MCP3424-E/ST-ND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AA025UID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24AA025UIDT-I/OT</text:p>
          </table:table-cell>
          <table:table-cell office:value-type="string" calcext:value-type="string">
            <text:p>EEPROM EEPROM 2K I2C EE Unique ID</text:p>
          </table:table-cell>
          <table:table-cell office:value-type="string" calcext:value-type="string">
            <text:p>579-24AA025UIDT-I/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4AA025UIDT-I/OTCT-ND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-1930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REF1930AIDDCT</text:p>
          </table:table-cell>
          <table:table-cell office:value-type="string" calcext:value-type="string">
            <text:p>Voltage References Voltage References Dual Output Vref &amp; Vref/2 Voltage Ref</text:p>
          </table:table-cell>
          <table:table-cell office:value-type="string" calcext:value-type="string">
            <text:p>595-REF1930AIDDC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96-38443-1-ND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DFN-6-1EP_3x3mm_Pitch0.9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T31</text:p>
          </table:table-cell>
          <table:table-cell office:value-type="string" calcext:value-type="string">
            <text:p>Sensirion</text:p>
          </table:table-cell>
          <table:table-cell office:value-type="string" calcext:value-type="string">
            <text:p>SHT31-DIS-B</text:p>
          </table:table-cell>
          <table:table-cell office:value-type="string" calcext:value-type="string">
            <text:p>Board Mount Humidity Sensors Board Mount Humidity Sensors +/- 2%RH 8-PIN DFN pkg</text:p>
          </table:table-cell>
          <table:table-cell office:value-type="string" calcext:value-type="string">
            <text:p>403-SHT31-DIS-F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1649-1066-1-ND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MSOP-10_3x3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3423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3423-E/UN</text:p>
          </table:table-cell>
          <table:table-cell office:value-type="string" calcext:value-type="string">
            <text:p>Analog to Digital Converters - ADC 18B delta-sigma ADC dual Ch 4sps</text:p>
          </table:table-cell>
          <table:table-cell office:value-type="string" calcext:value-type="string">
            <text:p>579-MCP3423-E/UN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MCP3423-E/UN-ND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*All resistor Thin metal film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ll capacitor MMLC X7R (except tantalum)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 style:data-style-name="N2" text:time-value="16:45:01.1644772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6:33:24.744371215</meta:creation-date>
    <dc:date>2018-03-31T16:52:14.843619882</dc:date>
    <meta:editing-duration>PT11M55S</meta:editing-duration>
    <meta:editing-cycles>2</meta:editing-cycles>
    <meta:generator>LibreOffice/5.1.6.2$Linux_X86_64 LibreOffice_project/10m0$Build-2</meta:generator>
    <meta:document-statistic meta:table-count="1" meta:cell-count="290" meta:object-count="0"/>
  </office:meta>
</office:document-meta>
</file>